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.029cm" fo:margin-left="-0.035cm" style:page-number="auto" fo:break-before="auto" fo:break-after="auto" table:align="left" fo:keep-with-next="auto"/>
    </style:style>
    <style:style style:name="Tabela1.A" style:family="table-column">
      <style:table-column-properties style:column-width="4.782cm"/>
    </style:style>
    <style:style style:name="Tabela1.B" style:family="table-column">
      <style:table-column-properties style:column-width="1.776cm"/>
    </style:style>
    <style:style style:name="Tabela1.C" style:family="table-column">
      <style:table-column-properties style:column-width="3.119cm"/>
    </style:style>
    <style:style style:name="Tabela1.D" style:family="table-column">
      <style:table-column-properties style:column-width="4.195cm"/>
    </style:style>
    <style:style style:name="Tabela1.E" style:family="table-column">
      <style:table-column-properties style:column-width="3.157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1.5" style:family="table-row">
      <style:table-row-properties style:min-row-height="0.109cm"/>
    </style:style>
    <style:style style:name="Tabela2" style:family="table" style:master-page-name="">
      <style:table-properties style:width="17cm" style:page-number="auto" fo:break-before="auto" fo:break-after="auto" table:align="left" fo:keep-with-next="auto"/>
    </style:style>
    <style:style style:name="Tabela2.A" style:family="table-column">
      <style:table-column-properties style:column-width="4.154cm"/>
    </style:style>
    <style:style style:name="Tabela2.B" style:family="table-column">
      <style:table-column-properties style:column-width="4.703cm"/>
    </style:style>
    <style:style style:name="Tabela2.C" style:family="table-column">
      <style:table-column-properties style:column-width="8.144cm"/>
    </style:style>
    <style:style style:name="Tabela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00a339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00a339"/>
    </style:style>
    <style:style style:name="P3" style:family="paragraph" style:parent-style-name="Horizontal_20_Line" style:master-page-name="">
      <style:paragraph-properties style:page-number="auto" fo:break-before="auto" fo:break-after="auto"/>
      <style:text-properties officeooo:paragraph-rsid="0000a339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officeooo:paragraph-rsid="0000a339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officeooo:paragraph-rsid="0000a339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weight="bold" officeooo:paragraph-rsid="0000a339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officeooo:paragraph-rsid="0000a339" loext:padding="0cm" loext:border="none"/>
    </style:style>
    <style:style style:name="P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00a339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00a339"/>
    </style:style>
    <style:style style:name="P1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00a339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 Text" officeooo:paragraph-rsid="0000a339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officeooo:paragraph-rsid="0000a339" loext:padding="0cm" loext:border="none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officeooo:paragraph-rsid="0000a339" loext:padding="0cm" loext:border="none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b1c1d" loext:opacity="100%" style:font-name="Google Sans Text" loext:padding="0cm" loext:border="none"/>
    </style:style>
    <style:style style:name="T3" style:family="text">
      <style:text-properties officeooo:rsid="0000a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text:is-list-header="true">Estimativa de Custo do Projeto (Baseada no Diagrama de Classe)</text:h>
      <text:p text:style-name="P8">O custo é estimado pela complexidade das classes, onde <text:span text:style-name="T1">Complexidade = (Classes × Relações de Integração) + Métodos Especiais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P4"><text:span text:style-name="Strong_20_Emphasis"><text:span text:style-name="T2">Módulo (Classes Principais)</text:span></text:span></text:p>
            </table:table-cell>
            <table:table-cell table:style-name="Tabela1.A1" office:value-type="string">
              <text:p text:style-name="P4"><text:span text:style-name="Strong_20_Emphasis"><text:span text:style-name="T2">Classes</text:span></text:span></text:p>
            </table:table-cell>
            <table:table-cell table:style-name="Tabela1.A1" office:value-type="string">
              <text:p text:style-name="P4"><text:span text:style-name="Strong_20_Emphasis"><text:span text:style-name="T2">Complexidade (0-10)</text:span></text:span></text:p>
            </table:table-cell>
            <table:table-cell table:style-name="Tabela1.A1" office:value-type="string">
              <text:p text:style-name="P4"><text:span text:style-name="Strong_20_Emphasis"><text:span text:style-name="T2">Justificativa de Complexidade</text:span></text:span></text:p>
            </table:table-cell>
            <table:table-cell table:style-name="Tabela1.A1" office:value-type="string">
              <text:p text:style-name="P4"><text:span text:style-name="Strong_20_Emphasis"><text:span text:style-name="T2">Custo Estimado (Multiplicador)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5"><text:span text:style-name="T1">Estoque &amp; Produto</text:span> (Produto, RequisicaoCompra)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5">Alta complexidade devido à <text:span text:style-name="T1">Sincronização em Tempo Real (UC2)</text:span> e à lógica de gatilho para a requisição automática (UC3).</text:p>
          </table:table-cell>
          <table:table-cell table:style-name="Tabela1.A1" office:value-type="string">
            <text:p text:style-name="P5">9</text:p>
          </table:table-cell>
        </table:table-row>
        <table:table-row>
          <table:table-cell table:style-name="Tabela1.A1" office:value-type="string">
            <text:p text:style-name="P5"><text:span text:style-name="T1">Integrações de Compras</text:span> (Fornecedor, PedidoCompra)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>Complexidade moderada. Envolve cadastro (UC6) e o fluxo de pedido de compra, que interage com o Módulo de Estoque.</text:p>
          </table:table-cell>
          <table:table-cell table:style-name="Tabela1.A1" office:value-type="string">
            <text:p text:style-name="P5">5</text:p>
          </table:table-cell>
        </table:table-row>
        <table:table-row>
          <table:table-cell table:style-name="Tabela1.A1" office:value-type="string">
            <text:p text:style-name="P5"><text:span text:style-name="T1">Pedidos &amp; Clientes</text:span> (Cliente, PedidoCliente)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5">Complexidade baixa a moderada. Foca em CRUD (UC8) e no rastreamento de status de pedidos importados (UC9/UC10).</text:p>
          </table:table-cell>
          <table:table-cell table:style-name="Tabela1.A1" office:value-type="string">
            <text:p text:style-name="P5">4</text:p>
          </table:table-cell>
        </table:table-row>
        <table:table-row table:style-name="Tabela1.5">
          <table:table-cell table:style-name="Tabela1.A1" office:value-type="string">
            <text:p text:style-name="P5"><text:span text:style-name="T1">Módulo Financeiro</text:span> (TransacaoFinanceira, Dashboard)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5">Alta complexidade na <text:span text:style-name="T1">Consolidação de Dados (UC4)</text:span>, exigindo agregação de múltiplas fontes (Vendas, Compras, Fiscal) e cálculos de margem de lucro.</text:p>
          </table:table-cell>
          <table:table-cell table:style-name="Tabela1.A1" office:value-type="string">
            <text:p text:style-name="P5">7</text:p>
          </table:table-cell>
        </table:table-row>
        <text:soft-page-break/>
        <table:table-row>
          <table:table-cell table:style-name="Tabela1.A1" office:value-type="string">
            <text:p text:style-name="P5"><text:span text:style-name="T1">Infraestrutura/Integração</text:span> (Não visível como Classe, mas essencial)</text:p>
          </table:table-cell>
          <table:table-cell table:style-name="Tabela1.A1" office:value-type="string">
            <text:p text:style-name="P5">-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5">Custo fixo para construir e manter as APIs de conexão com Plataformas Externas (Mercado Livre, Shopee) e o Sistema Fiscal (UC10, UC11).</text:p>
          </table:table-cell>
          <table:table-cell table:style-name="Tabela1.A1" office:value-type="string">
            <text:p text:style-name="P5">8</text:p>
          </table:table-cell>
        </table:table-row>
        <table:table-row>
          <table:table-cell table:style-name="Tabela1.A1" office:value-type="string">
            <text:p text:style-name="P6">Total do Esforço Relativo: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33</text:p>
          </table:table-cell>
          <table:table-cell table:style-name="Tabela1.A1" office:value-type="string">
            <text:p text:style-name="P6">Soma dos Multiplicadores</text:p>
          </table:table-cell>
          <table:table-cell table:style-name="Tabela1.A1" office:value-type="string">
            <text:p text:style-name="P6">33</text:p>
          </table:table-cell>
        </table:table-row>
      </table:table>
      <text:p text:style-name="P3"/>
      <text:h text:style-name="P1" text:outline-level="3">Estimativa Final de Custo (Escala)</text:h>
      <text:p text:style-name="P8">Para converter o esforço relativo em um custo monetário, utilizamos uma <text:span text:style-name="T1">taxa de referência (T)</text:span>, que representa o custo de desenvolvimento por ponto de esforço.</text:p>
      <text:p text:style-name="P12">Custo Total Estimado = Total do Esforço Relativo × Taxa de Referência (T)</text:p>
      <text:p text:style-name="P8">Considerando a complexidade de <text:span text:style-name="T1">33 pontos de esforço</text:span> e um mercado de desenvolvimento de software de médio porte: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4"><text:span text:style-name="Strong_20_Emphasis"><text:span text:style-name="T2">Métrica</text:span></text:span></text:p>
            </table:table-cell>
            <table:table-cell table:style-name="Tabela2.A1" office:value-type="string">
              <text:p text:style-name="P4"><text:span text:style-name="Strong_20_Emphasis"><text:span text:style-name="T2">Valor Estimado</text:span></text:span></text:p>
            </table:table-cell>
            <table:table-cell table:style-name="Tabela2.A1" office:value-type="string">
              <text:p text:style-name="P4"><text:span text:style-name="Strong_20_Emphasis"><text:span text:style-name="T2">Base de Cálculo</text:span></text:span></text:p>
            </table:table-cell>
          </table:table-row>
        </table:table-header-rows>
        <table:table-row>
          <table:table-cell table:style-name="Tabela2.A1" office:value-type="string">
            <text:p text:style-name="P6">Esforço (Multiplicador)</text:p>
          </table:table-cell>
          <table:table-cell table:style-name="Tabela2.A1" office:value-type="string">
            <text:p text:style-name="P5">33 Pontos</text:p>
          </table:table-cell>
          <table:table-cell table:style-name="Tabela2.A1" office:value-type="string">
            <text:p text:style-name="P5">Soma da Complexidade dos Módulos</text:p>
          </table:table-cell>
        </table:table-row>
        <table:table-row>
          <table:table-cell table:style-name="Tabela2.A1" office:value-type="string">
            <text:p text:style-name="P6">Taxa de Referência (T)</text:p>
          </table:table-cell>
          <table:table-cell table:style-name="Tabela2.A1" office:value-type="string">
            <text:p text:style-name="P5">R$ 1.500,00 - R$ 2.500,00 por ponto de esforço.</text:p>
          </table:table-cell>
          <table:table-cell table:style-name="Tabela2.A1" office:value-type="string">
            <text:p text:style-name="P5">Representa o custo (horas de trabalho, overhead, licenças) por unidade de complexidade.</text:p>
          </table:table-cell>
        </table:table-row>
        <table:table-row>
          <table:table-cell table:style-name="Tabela2.A1" office:value-type="string">
            <text:p text:style-name="P6">Custo Total do Projeto (Faixa)</text:p>
          </table:table-cell>
          <table:table-cell table:style-name="Tabela2.A1" office:value-type="string">
            <text:p text:style-name="P6">R$ 49.500,00 a R$ 82.500,00</text:p>
          </table:table-cell>
          <table:table-cell table:style-name="Tabela2.A1" office:value-type="string">
            <text:p text:style-name="P7">33<text:span text:style-name="T3">x </text:span>R$ 1.500 a R$ 2.500</text:p>
          </table:table-cell>
        </table:table-row>
      </table:table>
      <text:p text:style-name="P12">Conclusão da Métrica:</text:p>
      <text:p text:style-name="P11">O módulo de <text:span text:style-name="T1">Estoque</text:span> e o módulo <text:span text:style-name="T1">Financeiro</text:span>, junto com a <text:span text:style-name="T1">Infraestrutura de Integração</text:span>, representam a maior parte do custo devido à necessidade de sincronização em tempo real, regras de negócio complexas (gatilhos automáticos) e a dependência de APIs extern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0:37:06.304000000</meta:creation-date>
    <dc:date>2025-10-21T10:40:19.635000000</dc:date>
    <meta:editing-duration>PT3M13S</meta:editing-duration>
    <meta:editing-cycles>1</meta:editing-cycles>
    <meta:document-statistic meta:table-count="2" meta:image-count="0" meta:object-count="0" meta:page-count="2" meta:paragraph-count="55" meta:word-count="350" meta:character-count="2236" meta:non-whitespace-character-count="1941"/>
    <meta:generator>LibreOffice/24.2.5.2$Windows_X86_64 LibreOffice_project/bffef4ea93e59bebbeaf7f431bb02b1a39ee8a59</meta:generator>
  </office:meta>
</office:document-meta>
</file>